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3.5409in"/>
    </style:style>
    <style:style style:name="co4" style:family="table-column">
      <style:table-column-properties fo:break-before="auto" style:column-width="8.151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ext-properties fo:font-size="22pt" style:font-size-asian="22pt" style:font-size-complex="22pt"/>
    </style:style>
    <style:style style:name="ce6" style:family="table-cell" style:parent-style-name="Default" style:data-style-name="N37">
      <style:text-properties fo:font-size="22pt" style:font-size-asian="22pt" style:font-size-complex="22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10.5pt" style:language-complex="none" style:country-complex="none"/>
    </style:style>
    <style:style style:name="T1" style:family="text">
      <style:text-properties style:font-name="Liberation Sans" fo:font-size="2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22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asian="16pt" style:font-size-complex="16pt"/>
    </style:style>
    <style:style style:name="T3" style:family="text">
      <style:text-properties style:use-window-font-color="true" style:letter-kerning="true" fo:letter-spacing="normal" fo:language="en" fo:country="US" style:language-asian="hi" style:country-asian="IN" style:font-name-asian="Lohit Devanagari" style:font-size-asian="12pt" style:font-size-complex="10.5pt" style:font-weight-complex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編號</text:p>
          </table:table-cell>
          <table:table-cell office:value-type="string" calcext:value-type="string">
            <text:p>題目</text:p>
          </table:table-cell>
          <table:table-cell office:value-type="string" calcext:value-type="string">
            <text:p>內容</text:p>
          </table:table-cell>
          <table:table-cell office:value-type="string" calcext:value-type="string">
            <text:p>進度</text:p>
          </table:table-cell>
          <table:table-cell table:number-columns-repeated="1019"/>
        </table:table-row>
        <table:table-row table:style-name="ro2">
          <table:table-cell table:style-name="ce6" office:value-type="date" office:date-value="2022-06-03" calcext:value-type="date">
            <text:p>06/03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datalist 自動多選</text:p>
          </table:table-cell>
          <table:table-cell office:value-type="string" calcext:value-type="string">
            <text:p>自動選擇輸入框，自動選擇分隔符，自動選擇按鈕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刪除優化</text:p>
          </table:table-cell>
          <table:table-cell office:value-type="string" calcext:value-type="string">
            <text:p>批量刪除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日常任務重置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檢查25條path的多邊形</text:p>
          </table:table-cell>
          <table:table-cell office:value-type="string" calcext:value-type="string">
            <text:p>直接把所有的路徑全部畫在地圖中進行檢視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重新完成日常任務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6" office:value-type="date" office:date-value="2022-06-05" calcext:value-type="date">
            <text:p>06/0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fz產品設計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eb_nfz ui設計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eb_nfz ui重整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eb_nfz 功能和ui實現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6" office:value-type="date" office:date-value="2022-06-09" calcext:value-type="date">
            <text:p>06/0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_nfz 加功能</text:p>
          </table:table-cell>
          <table:table-cell office:value-type="string" calcext:value-type="string">
            <text:p>可以通過頁面檢視nfz區域是否合理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寫一篇文章</text:p>
          </table:table-cell>
          <table:table-cell office:value-type="string" calcext:value-type="string">
            <text:p>如何使用django框架，訪問第三方的url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6" office:value-type="date" office:date-value="2022-06-14" calcext:value-type="date">
            <text:p>06/14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fz算法使用舊版的算法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加入彈窗地圖功能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復盤tk版和web版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重新打包tk版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學習設計模式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學習產品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學習網路安全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看鴿子論文</text:p>
          </table:table-cell>
          <table:table-cell table:style-name="ce3" office:value-type="string" calcext:value-type="string" table:number-columns-spanned="1" table:number-rows-spanned="5">
            <text:p><text:span text:style-name="T2">1 跑步心跳數據出來之後，長期發展，需要有研究做對比，</text:span></text:p>
            <text:p><text:span text:style-name="T2">心跳在什麼區間比較好；</text:span></text:p>
            <text:p><text:span text:style-name="T2">2 鴿子的gpx數據出來之後，也需要研究，</text:span></text:p>
            <text:p><text:span text:style-name="T2">為了讓鴿子得到更好的訓練，可以參考的標準有哪些；</text:span></text:p>
            <text:p><text:span text:style-name="T2">3通過論文研究鴿子更優質的特徵點有哪些，並分析，</text:span></text:p>
            <text:p><text:span text:style-name="T2">如何進行呈現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style-name="ce6" office:value-type="date" office:date-value="2022-06-21" calcext:value-type="date">
            <text:p>06/2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完成每日任務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確定開會的重點信息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設計工具or功能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fz_web</text:p>
          </table:table-cell>
          <table:table-cell office:value-type="string" calcext:value-type="string">
            <text:p>插入之後，清選右邊的pahtnamelist；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fz_web</text:p>
          </table:table-cell>
          <table:table-cell table:style-name="ce8" office:value-type="string" calcext:value-type="string">
            <text:p><text:span text:style-name="T3">使用post方案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6" office:value-type="date" office:date-value="2022-06-24" calcext:value-type="date">
            <text:p>06/24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打包nfz_web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寫nfz_web</text:span>操作手冊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6" office:value-type="date" office:date-value="2022-06-26" calcext:value-type="date">
            <text:p>06/2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讀論文</text:p>
          </table:table-cell>
          <table:table-cell office:value-type="string" calcext:value-type="string">
            <text:p>讀參考文獻，找可用的部分；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6" office:value-type="date" office:date-value="2022-06-27" calcext:value-type="date">
            <text:p>06/27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重新打包nfz_web</text:p>
          </table:table-cell>
          <table:table-cell office:value-type="string" calcext:value-type="string">
            <text:p>打包linux18的版本的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wdi打不開程式</text:p>
          </table:table-cell>
          <table:table-cell office:value-type="string" calcext:value-type="string">
            <text:p>最後確認：測試環境不要使用WSL；不明bug太多；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6" office:value-type="date" office:date-value="2022-06-29" calcext:value-type="date">
            <text:p>06/2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fz_web</text:p>
          </table:table-cell>
          <table:table-cell office:value-type="string" calcext:value-type="string">
            <text:p>修復bug，優化和新增功能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fz_web</text:p>
          </table:table-cell>
          <table:table-cell office:value-type="string" calcext:value-type="string">
            <text:p>window打包：使用虛擬機，or使用工廠的電腦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總結提升路徑效率的方案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 style:data-style-name="N2" text:time-value="10:42:28.357279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3T15:25:05.425622415</meta:creation-date>
    <dc:date>2022-07-04T10:44:44.357710824</dc:date>
    <meta:editing-duration>P3DT5H3M35S</meta:editing-duration>
    <meta:editing-cycles>13</meta:editing-cycles>
    <meta:generator>LibreOffice/6.4.7.2$Linux_X86_64 LibreOffice_project/40$Build-2</meta:generator>
    <meta:document-statistic meta:table-count="1" meta:cell-count="117" meta:object-count="0"/>
  </office:meta>
</office:document-meta>
</file>